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2" style:family="paragraph" style:parent-style-name="Text_20_body">
      <style:text-properties fo:language="es" fo:country="ES" officeooo:rsid="0023ec77" officeooo:paragraph-rsid="0023ec77" style:language-asian="zxx" style:country-asian="none" style:language-complex="zxx" style:country-complex="none"/>
    </style:style>
    <style:style style:name="P3" style:family="paragraph" style:parent-style-name="Text_20_body">
      <style:text-properties fo:language="es" fo:country="ES" officeooo:rsid="0023ec77" officeooo:paragraph-rsid="0025f403" style:language-asian="zxx" style:country-asian="none" style:language-complex="zxx" style:country-complex="none"/>
    </style:style>
    <style:style style:name="P4" style:family="paragraph" style:parent-style-name="Text_20_body">
      <style:text-properties fo:language="es" fo:country="ES" officeooo:rsid="0023ec77" officeooo:paragraph-rsid="002aab05" style:language-asian="zxx" style:country-asian="none" style:language-complex="zxx" style:country-complex="none"/>
    </style:style>
    <style:style style:name="P5" style:family="paragraph" style:parent-style-name="Text_20_body">
      <style:paragraph-properties fo:text-align="justify" style:justify-single-word="false"/>
      <style:text-properties fo:language="es" fo:country="ES" officeooo:rsid="002765e3" officeooo:paragraph-rsid="002765e3" style:language-asian="zxx" style:country-asian="none" style:language-complex="zxx" style:country-complex="none"/>
    </style:style>
    <style:style style:name="P6" style:family="paragraph" style:parent-style-name="Text_20_body">
      <style:text-properties fo:language="es" fo:country="ES" officeooo:rsid="00293a89" officeooo:paragraph-rsid="00293a89" style:language-asian="zxx" style:country-asian="none" style:language-complex="zxx" style:country-complex="none"/>
    </style:style>
    <style:style style:name="P7" style:family="paragraph" style:parent-style-name="Text_20_body">
      <style:text-properties fo:language="es" fo:country="ES" officeooo:rsid="002aab05" officeooo:paragraph-rsid="002aab05" style:language-asian="zxx" style:country-asian="none" style:language-complex="zxx" style:country-complex="none"/>
    </style:style>
    <style:style style:name="P8" style:family="paragraph" style:parent-style-name="Text_20_body">
      <style:paragraph-properties fo:text-align="justify" style:justify-single-word="false"/>
      <style:text-properties fo:language="es" fo:country="ES" officeooo:rsid="002d7414" officeooo:paragraph-rsid="002d7414" style:language-asian="zxx" style:country-asian="none" style:language-complex="zxx" style:country-complex="none"/>
    </style:style>
    <style:style style:name="P9" style:family="paragraph" style:parent-style-name="Text_20_body">
      <style:text-properties fo:language="es" fo:country="ES" officeooo:rsid="002d7414" officeooo:paragraph-rsid="002d7414" style:language-asian="zxx" style:country-asian="none" style:language-complex="zxx" style:country-complex="none"/>
    </style:style>
    <style:style style:name="P10" style:family="paragraph" style:parent-style-name="Text_20_body">
      <style:paragraph-properties fo:text-align="justify" style:justify-single-word="false"/>
      <style:text-properties fo:language="es" fo:country="ES" officeooo:rsid="002f1676" officeooo:paragraph-rsid="002f1676" style:language-asian="zxx" style:country-asian="none" style:language-complex="zxx" style:country-complex="none"/>
    </style:style>
    <style:style style:name="P11" style:family="paragraph" style:parent-style-name="Text_20_body">
      <style:text-properties fo:language="es" fo:country="ES" officeooo:rsid="002f1676" officeooo:paragraph-rsid="002f1676" style:language-asian="zxx" style:country-asian="none" style:language-complex="zxx" style:country-complex="non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20c185"/>
    </style:style>
    <style:style style:name="P14" style:family="paragraph" style:parent-style-name="Text_20_body">
      <style:paragraph-properties fo:text-align="justify" style:justify-single-word="false"/>
      <style:text-properties officeooo:paragraph-rsid="0020a22c"/>
    </style:style>
    <style:style style:name="P15" style:family="paragraph" style:parent-style-name="Text_20_body">
      <style:paragraph-properties fo:text-align="justify" style:justify-single-word="false"/>
      <style:text-properties officeooo:paragraph-rsid="00225ee2"/>
    </style:style>
    <style:style style:name="P16" style:family="paragraph" style:parent-style-name="Text_20_body">
      <style:paragraph-properties fo:text-align="justify" style:justify-single-word="false"/>
      <style:text-properties officeooo:paragraph-rsid="00293a89"/>
    </style:style>
    <style:style style:name="P17" style:family="paragraph" style:parent-style-name="Text_20_body">
      <style:paragraph-properties fo:text-align="justify" style:justify-single-word="false" style:writing-mode="lr-tb"/>
      <style:text-properties fo:language="es" fo:country="ES"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es" fo:country="ES" officeooo:rsid="001d1a3c" officeooo:paragraph-rsid="001e418c"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es" fo:country="ES" officeooo:rsid="001d1a3c" officeooo:paragraph-rsid="00375af5"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es" fo:country="ES" officeooo:rsid="001d1a3c" officeooo:paragraph-rsid="003b48d9"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es" fo:country="ES" officeooo:rsid="001e418c" officeooo:paragraph-rsid="001e418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es" fo:country="ES" officeooo:rsid="001e418c" officeooo:paragraph-rsid="00375af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es" fo:country="ES" officeooo:rsid="0038bc1d" officeooo:paragraph-rsid="0038bc1d"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es" fo:country="ES" officeooo:rsid="003a0c17" officeooo:paragraph-rsid="003a0c17" style:language-asian="zxx" style:country-asian="none" style:language-complex="zxx" style:country-complex="none"/>
    </style:style>
    <style:style style:name="P25" style:family="paragraph" style:parent-style-name="Standard">
      <style:paragraph-properties fo:text-align="justify" style:justify-single-word="false"/>
      <style:text-properties officeooo:paragraph-rsid="00375af5"/>
    </style:style>
    <style:style style:name="P26" style:family="paragraph" style:parent-style-name="Standard">
      <style:paragraph-properties fo:text-align="justify" style:justify-single-word="false"/>
      <style:text-properties officeooo:paragraph-rsid="003a0c17"/>
    </style:style>
    <style:style style:name="P27" style:family="paragraph" style:parent-style-name="Standard">
      <style:paragraph-properties fo:text-align="justify" style:justify-single-word="false"/>
      <style:text-properties officeooo:paragraph-rsid="003b48d9"/>
    </style:style>
    <style:style style:name="P28" style:family="paragraph" style:parent-style-name="Standard">
      <style:text-properties officeooo:rsid="0038bc1d" officeooo:paragraph-rsid="0038bc1d"/>
    </style:style>
    <style:style style:name="P29" style:family="paragraph" style:parent-style-name="Text_20_body">
      <style:paragraph-properties fo:text-align="justify" style:justify-single-word="false"/>
      <style:text-properties fo:language="es" fo:country="ES" officeooo:rsid="00254f1a" officeooo:paragraph-rsid="001f2635" style:language-asian="zxx" style:country-asian="none" style:language-complex="zxx" style:country-complex="none"/>
    </style:style>
    <style:style style:name="P30" style:family="paragraph" style:parent-style-name="Text_20_body">
      <style:paragraph-properties fo:text-align="justify" style:justify-single-word="false"/>
      <style:text-properties fo:language="es" fo:country="ES" officeooo:rsid="002d4ef7" officeooo:paragraph-rsid="002d4ef7" style:language-asian="zxx" style:country-asian="none" style:language-complex="zxx" style:country-complex="none"/>
    </style:style>
    <style:style style:name="P31" style:family="paragraph" style:parent-style-name="Text_20_body">
      <style:text-properties fo:language="es" fo:country="ES" officeooo:rsid="00350598" officeooo:paragraph-rsid="00350598" style:language-asian="zxx" style:country-asian="none" style:language-complex="zxx" style:country-complex="none"/>
    </style:style>
    <style:style style:name="P32" style:family="paragraph" style:parent-style-name="Text_20_body">
      <style:text-properties fo:language="es" fo:country="ES" officeooo:rsid="0036bab2" officeooo:paragraph-rsid="0036bab2" style:language-asian="zxx" style:country-asian="none" style:language-complex="zxx" style:country-complex="none"/>
    </style:style>
    <style:style style:name="P33" style:family="paragraph" style:parent-style-name="Text_20_body">
      <style:text-properties fo:language="es" fo:country="ES" officeooo:rsid="003a0c17" officeooo:paragraph-rsid="003a0c17" style:language-asian="zxx" style:country-asian="none" style:language-complex="zxx" style:country-complex="none"/>
    </style:style>
    <style:style style:name="P34" style:family="paragraph" style:parent-style-name="Text_20_body">
      <style:paragraph-properties fo:break-before="page"/>
      <style:text-properties fo:language="es" fo:country="ES" officeooo:rsid="0036bab2" officeooo:paragraph-rsid="0036bab2" style:language-asian="zxx" style:country-asian="none" style:language-complex="zxx" style:country-complex="none"/>
    </style:style>
    <style:style style:name="T1" style:family="text">
      <style:text-properties fo:language="es" fo:country="ES" style:language-asian="zxx" style:country-asian="none" style:language-complex="zxx" style:country-complex="none"/>
    </style:style>
    <style:style style:name="T2" style:family="text">
      <style:text-properties fo:language="es" fo:country="ES" officeooo:rsid="0020a22c" style:language-asian="zxx" style:country-asian="none" style:language-complex="zxx" style:country-complex="none"/>
    </style:style>
    <style:style style:name="T3" style:family="text">
      <style:text-properties fo:language="es" fo:country="ES" officeooo:rsid="0020c185" style:language-asian="zxx" style:country-asian="none" style:language-complex="zxx" style:country-complex="none"/>
    </style:style>
    <style:style style:name="T4" style:family="text">
      <style:text-properties fo:language="es" fo:country="ES" officeooo:rsid="001f2635" style:language-asian="zxx" style:country-asian="none" style:language-complex="zxx" style:country-complex="none"/>
    </style:style>
    <style:style style:name="T5" style:family="text">
      <style:text-properties fo:language="es" fo:country="ES" officeooo:rsid="00225ee2" style:language-asian="zxx" style:country-asian="none" style:language-complex="zxx" style:country-complex="none"/>
    </style:style>
    <style:style style:name="T6" style:family="text">
      <style:text-properties fo:language="es" fo:country="ES" officeooo:rsid="0023ec77" style:language-asian="zxx" style:country-asian="none" style:language-complex="zxx" style:country-complex="none"/>
    </style:style>
    <style:style style:name="T7" style:family="text">
      <style:text-properties fo:language="es" fo:country="ES" officeooo:rsid="002575ba" style:language-asian="zxx" style:country-asian="none" style:language-complex="zxx" style:country-complex="none"/>
    </style:style>
    <style:style style:name="T8" style:family="text">
      <style:text-properties fo:language="es" fo:country="ES" officeooo:rsid="00293a89" style:language-asian="zxx" style:country-asian="none" style:language-complex="zxx" style:country-complex="none"/>
    </style:style>
    <style:style style:name="T9" style:family="text">
      <style:text-properties fo:language="es" fo:country="ES" officeooo:rsid="002945fe" style:language-asian="zxx" style:country-asian="none" style:language-complex="zxx" style:country-complex="none"/>
    </style:style>
    <style:style style:name="T10" style:family="text">
      <style:text-properties fo:language="es" fo:country="ES" officeooo:rsid="002aab05" style:language-asian="zxx" style:country-asian="none" style:language-complex="zxx" style:country-complex="none"/>
    </style:style>
    <style:style style:name="T11" style:family="text">
      <style:text-properties fo:language="es" fo:country="ES" officeooo:rsid="001d1a3c" style:language-asian="zxx" style:country-asian="none" style:language-complex="zxx" style:country-complex="none"/>
    </style:style>
    <style:style style:name="T12" style:family="text">
      <style:text-properties fo:language="es" fo:country="ES" officeooo:rsid="0038bc1d" style:language-asian="zxx" style:country-asian="none" style:language-complex="zxx" style:country-complex="none"/>
    </style:style>
    <style:style style:name="T13" style:family="text">
      <style:text-properties fo:language="es" fo:country="ES" officeooo:rsid="003a0c17" style:language-asian="zxx" style:country-asian="none" style:language-complex="zxx" style:country-complex="none"/>
    </style:style>
    <style:style style:name="T14" style:family="text">
      <style:text-properties fo:language="es" fo:country="ES" officeooo:rsid="003b48d9" style:language-asian="zxx" style:country-asian="none" style:language-complex="zxx" style:country-complex="none"/>
    </style:style>
    <style:style style:name="T15" style:family="text">
      <style:text-properties fo:language="es" fo:country="ES" fo:font-style="normal" fo:font-weight="normal" officeooo:rsid="002575ba" style:language-asian="zxx" style:country-asian="none" style:font-style-asian="normal" style:font-weight-asian="normal" style:language-complex="zxx" style:country-complex="none" style:font-style-complex="normal" style:font-weight-complex="normal"/>
    </style:style>
    <style:style style:name="T16" style:family="text">
      <style:text-properties fo:language="es" fo:country="ES" fo:font-weight="normal" officeooo:rsid="00375af5" style:language-asian="zxx" style:country-asian="none" style:font-weight-asian="normal" style:language-complex="zxx" style:country-complex="none" style:font-weight-complex="normal"/>
    </style:style>
    <style:style style:name="T17" style:family="text">
      <style:text-properties fo:language="es" fo:country="ES" fo:font-weight="normal" officeooo:rsid="001d1a3c" style:language-asian="zxx" style:country-asian="none" style:font-weight-asian="normal" style:language-complex="zxx" style:country-complex="none" style:font-weight-complex="normal"/>
    </style:style>
    <style:style style:name="T18" style:family="text">
      <style:text-properties fo:language="es" fo:country="ES" fo:font-weight="normal" officeooo:rsid="0038bc1d" style:language-asian="zxx" style:country-asian="none" style:font-weight-asian="normal" style:language-complex="zxx" style:country-complex="none" style:font-weight-complex="normal"/>
    </style:style>
    <style:style style:name="T19" style:family="text">
      <style:text-properties officeooo:rsid="001d1a3c"/>
    </style:style>
    <style:style style:name="T20" style:family="text">
      <style:text-properties officeooo:rsid="0020a22c"/>
    </style:style>
    <style:style style:name="T21" style:family="text">
      <style:text-properties officeooo:rsid="0020c185"/>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575ba" style:font-style-asian="normal" style:font-weight-asian="normal" style:font-style-complex="normal" style:font-weight-complex="normal"/>
    </style:style>
    <style:style style:name="T24" style:family="text">
      <style:text-properties officeooo:rsid="00293a89"/>
    </style:style>
    <style:style style:name="T25" style:family="text">
      <style:text-properties officeooo:rsid="00375af5"/>
    </style:style>
    <style:style style:name="T26" style:family="text">
      <style:text-properties fo:font-weight="normal" officeooo:rsid="001d1a3c" style:font-weight-asian="normal" style:font-weight-complex="normal"/>
    </style:style>
    <style:style style:name="T27" style:family="text">
      <style:text-properties officeooo:rsid="0038bc1d"/>
    </style:style>
    <style:style style:name="T28" style:family="text">
      <style:text-properties officeooo:rsid="003b48d9"/>
    </style:style>
    <style:style style:name="T29"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RL: </text:p>
      <text:p text:style-name="P18">MIME: <text:s/></text:p>
      <text:p text:style-name="P21">Códigos de errores HTTP: </text:p>
      <text:p text:style-name="P18">HTML5: </text:p>
      <text:p text:style-name="P18">JS:</text:p>
      <text:p text:style-name="P18">php: </text:p>
      <text:p text:style-name="P18">jsp: </text:p>
      <text:p text:style-name="P18">Ajax: </text:p>
      <text:p text:style-name="P1"/>
      <text:p text:style-name="P1"/>
      <text:p text:style-name="P1">¿Qué método HTTP se debe utilizar al enviar un formulario HTML, por ejemplo cuando ingresas tu usuario y contraseña en algún sitio? ¿Por qué? </text:p>
      <text:p text:style-name="P29">Debido a que se esta mandado un formulario, se tendría que utilizar el método POST. [2] </text:p>
      <text:p text:style-name="P1">¿Qué método HTTP se utiliza cuando a través de un navegador web se accede a una página a través de un URL? </text:p>
      <text:p text:style-name="P13"><text:span text:style-name="T4">Se utiliza el método G</text:span><text:span text:style-name="T3">ET</text:span><text:span text:style-name="T4">, ya qu</text:span><text:span text:style-name="T3">e </text:span><text:span text:style-name="T6">se esta solicitando un recurso en específico. </text:span><text:span text:style-name="T10">[2]</text:span></text:p>
      <text:p text:style-name="P1">Un servidor web devuelve una respuesta HTTP con código 200. ¿Qué significa esto? ¿Ocurrió algún error? </text:p>
      <text:p text:style-name="P14"><text:span text:style-name="T2">En general independientemente del método usado, el código 200 indica que la solicitud se realizó de manera exitosa. </text:span><text:span text:style-name="T3">[3]</text:span></text:p>
      <text:p text:style-name="P1">¿Es responsabilidad del desarrollador corregir un sitio web si un usuario reporta que intentó acceder al sitio y se encontró con un error 404? ¿Por qué? </text:p>
      <text:p text:style-name="P13"><text:span text:style-name="T3">El código de error 404 indica que el servidor no puede encontrar el recurso solicitado, usualmente porque los vínculos están muertos o ya no apuntan a su recurso original debido a que este ha sido re-ubicado o no esta disponible de manera permanente. Por ello, cuando se dan incidencias de este código, usualmente es responsabilidad de los desarrolladores que no han actualizado de manera correcta sus recursos y correspondientes vínculos. </text:span><text:span text:style-name="T5">[4]</text:span></text:p>
      <text:p text:style-name="P1">¿Es responsabilidad del desarrollador corregir un sitio web si un usuario reporta que intentó acceder al sitio y se encontró con un error 500? ¿Por qué? </text:p>
      <text:p text:style-name="P15"><text:span text:style-name="T5">Este código de error indica que </text:span><text:span text:style-name="T6">el servidor encontró una condición inesperada que le impidió completar la solicitud; es un error genérico que utiliza cuando no se puede proporcionar un mejor código de error 5xx que sea más específico. Por lo tanto, no se puede decir con certeza si es responsabilidad o no del desarrollador. [5]</text:span></text:p>
      <text:p text:style-name="P1">¿Qué significa que un atributo HTML5 esté depreciado o desaprobado (deprecated)? Menciona algunos elementos de HTML 4 que en HTML5 estén desaprobados. </text:p>
      <text:p text:style-name="P12"><text:span text:style-name="T7">Que una tag o atributo este despreciado, quiere decir que se han remplazado por otras nuevas; es decir, se han v</text:span><text:span text:style-name="T15">uelto obsoletos, por lo que se recomienda evitar su uso. Algunos ejemplos son: </text:span><text:span text:style-name="Strong_20_Emphasis"><text:span text:style-name="Emphasis"><text:span text:style-name="T22">ISINDEX, APPLET</text:span></text:span></text:span><text:span text:style-name="Emphasis"><text:span text:style-name="T22">, </text:span></text:span><text:span text:style-name="Strong_20_Emphasis"><text:span text:style-name="Emphasis"><text:span text:style-name="T22">CENTER</text:span></text:span></text:span><text:span text:style-name="Emphasis"><text:span text:style-name="T22"> </text:span></text:span><text:span text:style-name="Emphasis"><text:span text:style-name="T23">y </text:span></text:span><text:span text:style-name="Emphasis"><text:span text:style-name="Strong_20_Emphasis"><text:span text:style-name="T22">FONT. </text:span></text:span></text:span><text:span text:style-name="Emphasis"><text:span text:style-name="Strong_20_Emphasis"><text:span text:style-name="T23">[6]</text:span></text:span></text:span></text:p>
      <text:p text:style-name="P1"><text:soft-page-break/>¿Cuáles son las diferencias principales entre HTML 4 y HTML5? </text:p>
      <text:p text:style-name="P5">HTML 5 es mucho más simple que su predecesor. <text:s/>Debido a que HTML5 es más consistente, en mucho más fácil corregir errores. También cuenta con nuevas tags, y provee soporte para contenido multimedia. Sin embargo, debido a que HTML5 es la versión más reciente, HTML4 cuenta con mayor compatibilidad <text:span text:style-name="T24">en diferentes navegadores</text:span>. <text:span text:style-name="T24">[7]</text:span></text:p>
      <text:p text:style-name="P1">¿Qué componentes de estructura y estilo tiene una tabla? </text:p>
      <text:p text:style-name="P16"><text:span text:style-name="T8">La estructura de una tabla se define utilizando la tag “&lt;table&gt;”, que contiene celdas definidas por “&lt;td&gt;” organizadas por filas “&lt;tr&gt;”, no por columnas. </text:span><text:span text:style-name="T9">Algunas propiedades de CSS que dan estilo a una tabla son: border, padding, text-align, colspan y rowspan. </text:span><text:span text:style-name="T10">[8]</text:span></text:p>
      <text:p text:style-name="P1">¿Cuáles son los principales controles de una forma HTML5? </text:p>
      <text:p text:style-name="P8">Las formas de HTML5 permiten aceptar entrada del usuario de una manera específica. Algunas de las principales formas son: input text control, input type submit, input type radio, input type checkbox, etc. [9] </text:p>
      <text:p text:style-name="P12"><text:span text:style-name="T1">¿Qué tanto soporte HTML5 tiene el navegador que utilizas? Puedes utilizar la siguiente página para descubrirlo: </text:span><text:a xlink:type="simple" xlink:href="http://html5test.com/" office:target-frame-name="_blank" xlink:show="new" text:style-name="Internet_20_link" text:visited-style-name="Visited_20_Internet_20_Link">http://html5test.com/</text:a><text:span text:style-name="T1"> (Al responder la pregunta recuerda poner el navegador que utilizas) </text:span></text:p>
      <text:p text:style-name="P30">El navegador firefox en un distro basado en Ubuntu, tiene un puntaje de 468/555.</text:p>
      <text:p text:style-name="P12"><text:span text:style-name="Strong_20_Emphasis"><text:span text:style-name="T1">Sobre el ciclo de vida y desarrollo de los sistemas de información:</text:span></text:span><text:span text:style-name="T1"> </text:span></text:p>
      <text:p text:style-name="P1">¿Cuál es el ciclo de vida de los sistemas de información? </text:p>
      <text:p text:style-name="P10">Planeación</text:p>
      <text:p text:style-name="P10">Análisis</text:p>
      <text:p text:style-name="P10">Diseño</text:p>
      <text:p text:style-name="P10">Implementación</text:p>
      <text:p text:style-name="P10">Soporte </text:p>
      <text:p text:style-name="P10"><text:s/>[10]</text:p>
      <text:p text:style-name="P17">¿Cuál es el ciclo de desarrollo de sistemas de información? </text:p>
      <text:p text:style-name="P11">Análisis preliminar </text:p>
      <text:p text:style-name="P11">Análisis del sistema </text:p>
      <text:p text:style-name="P11">Diseño del sistema</text:p>
      <text:p text:style-name="P11">Programación</text:p>
      <text:p text:style-name="P11">Pruebas</text:p>
      <text:p text:style-name="P11">Implementación</text:p>
      <text:p text:style-name="P11">Mantenimiento</text:p>
      <text:p text:style-name="P11"><text:soft-page-break/>[11] </text:p>
      <text:p text:style-name="P31">URL</text:p>
      <text:p text:style-name="P31">También conocido como dirección web, un URL (Uniform Resource Locator) es una forma de URI (Uniform Resource Identifier) y una designación de convención estandarizada para direccionar documentos que se pueden acceder por el Internet. <text:span text:style-name="T25">[12]</text:span></text:p>
      <text:p text:style-name="P19"/>
      <text:p text:style-name="P19">MIME </text:p>
      <text:p text:style-name="P25"><text:span text:style-name="T16">Un tipo de m</text:span><text:span text:style-name="T18">edia</text:span><text:span text:style-name="T16">, también conocido como </text:span><text:span text:style-name="Strong_20_Emphasis"><text:span text:style-name="T17">Multipurpose Internet Mail Extensions </text:span></text:span><text:span text:style-name="Strong_20_Emphasis"><text:span text:style-name="T16">o MIME, es un </text:span></text:span><text:span text:style-name="Strong_20_Emphasis"><text:span text:style-name="T18">estándar</text:span></text:span><text:span text:style-name="Strong_20_Emphasis"><text:span text:style-name="T16"> que indica la naturaleza y formato de un </text:span></text:span><text:span text:style-name="Strong_20_Emphasis"><text:span text:style-name="T18">documento</text:span></text:span><text:span text:style-name="Strong_20_Emphasis"><text:span text:style-name="T16">, archivo o conjunto </text:span></text:span><text:span text:style-name="Strong_20_Emphasis"><text:span text:style-name="T18">de</text:span></text:span><text:span text:style-name="Strong_20_Emphasis"><text:span text:style-name="T16"> bytes. </text:span></text:span><text:span text:style-name="Strong_20_Emphasis"><text:span text:style-name="T18">[13]</text:span></text:span></text:p>
      <text:p text:style-name="P19"/>
      <text:p text:style-name="P19"/>
      <text:p text:style-name="P22">Códigos de errores HTTP</text:p>
      <text:p text:style-name="Standard">404 Not Found. </text:p>
      <text:p text:style-name="Standard">403 Forbidden. . </text:p>
      <text:p text:style-name="Standard">500 Internal Server Error. </text:p>
      <text:p text:style-name="Standard">503 Service Unavailable. https://developer.mozilla.org/en-US/docs/Web/HTTP/Basics_of_HTTP/MIME_types</text:p>
      <text:p text:style-name="Standard">504 Gateway Timeout.</text:p>
      <text:p text:style-name="P28">[14]</text:p>
      <text:p text:style-name="P19"/>
      <text:p text:style-name="P19">HTML5</text:p>
      <text:p text:style-name="P23">Es la ultima evolución del estándar que define HTML. Es una nueva versión del lenguaje, con nuevos atributos, elementos y comportamiento, y un conjunto de tecnologías mas amplio que permite el desarrollo de aplicaciones y paginas mas diversas y poderosas. [15]</text:p>
      <text:p text:style-name="P19"/>
      <text:p text:style-name="P19">JS</text:p>
      <text:p text:style-name="P26"><text:span text:style-name="T12">JavaScript es un lenguaje de programación compilado just-in-time, ligero e interpretado con funciones de primera clase. </text:span><text:span text:style-name="T13">A pesar de se le conoce por ser el lenguaje de scripting de las páginas web, muchos otros ambientes lo usan, como Node.js y Apache CouchDB. [16]</text:span></text:p>
      <text:p text:style-name="P23"><text:s/></text:p>
      <text:p text:style-name="P20">P<text:span text:style-name="T28">HP</text:span></text:p>
      <text:p text:style-name="P24"><text:span text:style-name="T26">Hypertext Preprocessor </text:span>es un lenguaje de programación que le permite a los desarrolladores web crear contenido dinámico que interactuá con bases de datos. <text:span text:style-name="T28">[17]</text:span></text:p>
      <text:p text:style-name="P19"/>
      <text:p text:style-name="P19">Jsp</text:p>
      <text:p text:style-name="P27"><text:span text:style-name="T11">Java Server Pages </text:span><text:span text:style-name="T14">es una tecnología de programación server-side que permite la creación de un método independiente de plataforma dinámico para constituir aplicaciones web. [18]</text:span></text:p>
      <text:p text:style-name="P19"/>
      <text:p text:style-name="P19">Ajax</text:p>
      <text:p text:style-name="Text_20_body"><text:span text:style-name="Strong_20_Emphasis"><text:span text:style-name="T29">A</text:span></text:span><text:span text:style-name="Strong_20_Emphasis">synchronous </text:span><text:span text:style-name="Strong_20_Emphasis"><text:span text:style-name="T29">J</text:span></text:span><text:span text:style-name="Strong_20_Emphasis">avaScript </text:span><text:span text:style-name="Strong_20_Emphasis"><text:span text:style-name="T29">a</text:span></text:span><text:span text:style-name="Strong_20_Emphasis">nd </text:span><text:span text:style-name="Strong_20_Emphasis"><text:span text:style-name="T29">X</text:span></text:span><text:span text:style-name="Strong_20_Emphasis">ML</text:span>, while not a technology in itself, is a term coined in 2005 by Jesse James Garrett, that describes a "new" approach to using a number of existing technologies together, including <text:a xlink:type="simple" xlink:href="https://developer.mozilla.org/en-US/docs/Web/HTML" text:style-name="Internet_20_link" text:visited-style-name="Visited_20_Internet_20_Link">HTML</text:a> or <text:a xlink:type="simple" xlink:href="https://developer.mozilla.org/en-US/docs/Glossary/XHTML" text:style-name="Internet_20_link" text:visited-style-name="Visited_20_Internet_20_Link">XHTML</text:a>, <text:a xlink:type="simple" xlink:href="https://developer.mozilla.org/en-US/docs/Web/CSS" text:style-name="Internet_20_link" text:visited-style-name="Visited_20_Internet_20_Link">CSS</text:a>, <text:a xlink:type="simple" xlink:href="https://developer.mozilla.org/en-US/docs/Web/JavaScript" text:style-name="Internet_20_link" text:visited-style-name="Visited_20_Internet_20_Link">JavaScript</text:a>, <text:a xlink:type="simple" xlink:href="https://developer.mozilla.org/en-US/docs/Web/API/Document_Object_Model" text:style-name="Internet_20_link" text:visited-style-name="Visited_20_Internet_20_Link">DOM</text:a>, <text:a xlink:type="simple" xlink:href="https://developer.mozilla.org/en-US/docs/Web/XML" text:style-name="Internet_20_link" text:visited-style-name="Visited_20_Internet_20_Link">XML</text:a>, <text:a xlink:type="simple" xlink:href="https://developer.mozilla.org/en-US/docs/Web/XSLT" text:style-name="Internet_20_link" text:visited-style-name="Visited_20_Internet_20_Link">XSLT</text:a>, and most importantly the <text:a xlink:type="simple" xlink:href="https://developer.mozilla.org/en-US/docs/Web/API/XMLHttpRequest" text:style-name="Internet_20_link" text:visited-style-name="Visited_20_Internet_20_Link"><text:span text:style-name="Source_20_Text">XMLHttpRequest</text:span></text:a> object.<text:line-break/>When these technologies are combined in the Ajax model, web applications are able to make quick, <text:soft-page-break/>incremental updates to the user interface without reloading the entire browser page. This makes the application faster and more responsive to user actions. <text:span text:style-name="T28">[19]</text:span></text:p>
      <text:p text:style-name="Text_20_body">[2] https://developer.mozilla.org/en-US/docs/Web/HTTP/Methods </text:p>
      <text:p text:style-name="Text_20_body"><text:span text:style-name="T20">[3] </text:span>https://developer.mozilla.org/en-US/docs/Web/HTTP/Status/200</text:p>
      <text:p text:style-name="Text_20_body"><text:span text:style-name="T21">[4] </text:span>https://developer.mozilla.org/en-US/docs/Web/HTTP/Status/404</text:p>
      <text:p text:style-name="P2">[5] https://developer.mozilla.org/en-US/docs/Web/HTTP/Status/500</text:p>
      <text:p text:style-name="P3">[6] https://www.htmlgoodies.com/tutorials/html_401/html4-ref/article.php/3460291/deprecated-tags-in-html-40.htm</text:p>
      <text:p text:style-name="P6">[7] https://www.educba.com/html5-vs-html4/</text:p>
      <text:p text:style-name="P7">[8] https://www.w3schools.com/html/html_tables.asp </text:p>
      <text:p text:style-name="P7">[9] https://www.educba.com/html-form-controls/</text:p>
      <text:p text:style-name="P9">[10] https://archive.hshsl.umaryland.edu/bitstream/handle/10713/3968/2F.%20Wilson%20and%20Winner.pdf?sequence=9&amp;isAllowed=y</text:p>
      <text:p text:style-name="P11">[11] https://bus206.pressbooks.com/chapter/chapter-10-information-systems-development/</text:p>
      <text:p text:style-name="P32">[12] https://www.computerhope.com/jargon/u/url.htm</text:p>
      <text:p text:style-name="P32">[1<text:span text:style-name="T27">3</text:span>] https://developer.mozilla.org/en-US/docs/Web/HTTP/Basics_of_HTTP/MIME_types</text:p>
      <text:p text:style-name="P32">[1<text:span text:style-name="T27">4</text:span>] https://www.globo.tech/learning-center/5-most-common-http-error-codes-explained/</text:p>
      <text:p text:style-name="P32">[1<text:span text:style-name="T27">5</text:span>] https://developer.mozilla.org/en-US/docs/Web/Guide/HTML/HTML5</text:p>
      <text:p text:style-name="P32">[1<text:span text:style-name="T27">6</text:span>] https://developer.mozilla.org/en-US/docs/Web/JavaScript</text:p>
      <text:p text:style-name="P33">[17] https://www.tutorialspoint.com/php/index.htm</text:p>
      <text:p text:style-name="P33">[18] https://www.tutorialspoint.com/jsp/index.htm</text:p>
      <text:p text:style-name="P33">[19] https://developer.mozilla.org/en-US/docs/Web/Guide/AJAX</text:p>
      <text:p text:style-name="P34">[12]</text:p>
      <text:p text:style-name="P7"/>
      <text:p text:style-name="P4"/>
      <text:p text:style-name="P2"/>
      <text:p text:style-name="P2"/>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7T19:21:27.932436620</meta:creation-date>
    <dc:date>2020-02-18T01:29:31.324096142</dc:date>
    <meta:editing-duration>PT2H3M21S</meta:editing-duration>
    <meta:editing-cycles>12</meta:editing-cycles>
    <meta:generator>LibreOffice/6.3.4.2$Linux_X86_64 LibreOffice_project/30$Build-2</meta:generator>
    <meta:document-statistic meta:table-count="0" meta:image-count="0" meta:object-count="0" meta:page-count="5" meta:paragraph-count="86" meta:word-count="965" meta:character-count="7059" meta:non-whitespace-character-count="6143"/>
  </office:meta>
</office:document-meta>
</file>